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3pt" fo:language="ca" fo:country="ES" style:font-name-asian="Segoe Print" style:font-size-asian="13pt" style:font-name-complex="Segoe Print" style:font-size-complex="13pt"/>
    </style:style>
    <style:style style:name="P3" style:family="paragraph" style:parent-style-name="Standard">
      <style:paragraph-properties fo:text-align="justify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5pt" fo:language="ca" fo:country="ES" style:text-underline-style="none" style:font-name-asian="Segoe Print" style:font-size-asian="15pt" style:font-name-complex="Segoe Print" style:font-size-complex="15pt"/>
    </style:style>
    <style:style style:name="P4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3pt" fo:language="ca" fo:country="ES" style:font-name-asian="Segoe Print" style:font-size-asian="13pt" style:font-name-complex="Segoe Print" style:font-size-complex="13pt"/>
    </style:style>
    <style:style style:name="P5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24pt" fo:language="ca" fo:country="ES" style:text-underline-style="none" style:font-name-asian="Segoe Print" style:font-size-asian="24pt" style:font-name-complex="Segoe Print" style:font-size-complex="24pt"/>
    </style:style>
    <style:style style:name="P6" style:family="paragraph" style:parent-style-name="_32_._20_Intro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_36_._20_Text">
      <style:paragraph-properties fo:text-align="justify" style:justify-single-word="false"/>
    </style:style>
    <style:style style:name="P11" style:family="paragraph" style:parent-style-name="_31_._20_Títol_20_treball" style:master-page-name="Portada">
      <style:paragraph-properties style:page-number="auto"/>
    </style:style>
    <style:style style:name="P12" style:family="paragraph" style:parent-style-name="_33_._20_Títol" style:master-page-name="Trabajo">
      <style:paragraph-properties style:page-number="1"/>
    </style:style>
    <style:style style:name="P13" style:family="paragraph" style:parent-style-name="_33_._20_Títol">
      <style:paragraph-properties fo:break-before="page"/>
    </style:style>
    <style:style style:name="P14" style:family="paragraph" style:parent-style-name="_36_._20_Text" style:list-style-name="Lista">
      <style:paragraph-properties fo:text-align="justify" style:justify-single-word="false"/>
    </style:style>
    <style:style style:name="P15" style:family="paragraph" style:parent-style-name="_36_._20_Text" style:list-style-name="Lista">
      <style:paragraph-properties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OT UN VIDEOJOC AJUDAR ALS JOVES A APRENDRE IDIOMES?</text:p>
      <text:p text:style-name="P4"/>
      <text:p text:style-name="P6">Dedicatòria</text:p>
      <text:p text:style-name="P6"/>
      <text:p text:style-name="P6">Pròleg</text:p>
      <text:p text:style-name="P6"/>
      <text:p text:style-name="P6">Índex</text:p>
      <text:table-of-content text:style-name="Sect1" text:protected="true" text:name="Índice de contenido1">
        <text:table-of-content-source text:outline-level="3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ex</text:p>
          </text:index-title>
          <text:p text:style-name="P7">1.Introducció<text:tab/>8</text:p>
          <text:p text:style-name="P8">1.1.Què és un videojoc?<text:tab/>8</text:p>
          <text:p text:style-name="P8">1.2.Breu història dels videojocs<text:tab/>8</text:p>
          <text:p text:style-name="P8">1.3.Els videojocs i l'aprenentatge de llengües<text:tab/>8</text:p>
          <text:p text:style-name="P8">1.4.Com crear un videojoc<text:tab/>9</text:p>
          <text:p text:style-name="P7">2.OBJECTIUS I ORGANITZACIÓ<text:tab/>10</text:p>
          <text:p text:style-name="P8">2.1.Objectiu<text:tab/>10</text:p>
          <text:p text:style-name="P9">2.1.1.Objectius específics<text:tab/>10</text:p>
          <text:p text:style-name="P9">2.1.2.Organització<text:tab/>10</text:p>
          <text:p text:style-name="P7">3.Desenvolupament del treball<text:tab/>11</text:p>
          <text:p text:style-name="P8">3.1.Disseny<text:tab/>11</text:p>
          <text:p text:style-name="P9">3.1.1.Narrativa<text:tab/>11</text:p>
          <text:p text:style-name="P9">3.1.2.Implementació<text:tab/>11</text:p>
          <text:p text:style-name="P7">4.Resultats i conclusió<text:tab/>12</text:p>
          <text:p text:style-name="P7">5.Bibliografía<text:tab/>13</text:p>
        </text:index-body>
      </text:table-of-content>
      <text:p text:style-name="_36_._20_Text"/>
      <text:h text:style-name="P12" text:outline-level="1">Introducció</text:h>
      <text:p text:style-name="P2"/>
      <text:h text:style-name="_34_._20_Apartat" text:outline-level="2">Què és un videojoc?</text:h>
      <text:p text:style-name="_36_._20_Text">Un videojoc és una aplicació o joc electrònic principalment destinat a l'entreteniment, encara que també pot tenir unes altres finalitats, que amb l'ajuda de pantalles i controls ens permet completar històries, realitzar activitats, passar una estona amb els amics i persones de qualsevol lloc del món i una infinitat de coses més.</text:p>
      <text:p text:style-name="_36_._20_Text">Solen ser populars entre la gent jove, encara que avui dia, cada cop hi ha més persones de totes les edats i de tots els llocs del món que són aficionades als videojocs, ja sigui peroquè s'han iniciat a una edat més primerenca, o ara bé, perquè han sigut fanàtics des d'anys enrere. Tot aixó és el que veu una persona qualsevol des de fora, però algú que es dedica a a la creació o producció ha de tenir moltíssimes coses en compte per poder fer un videojoc ben fet.</text:p>
      <text:p text:style-name="_36_._20_Text">Des d'un punt de vista tecnològic, un videojoc és un programa, escrit en llengua de programació per un programador, que conté la informació, els arxius, les imatges i l'audio que el composen. La creació d'un videojoc és diferent a la de qualsevol altre tipus de programa, ja que aquest és un bucle de successos, mentre que a la resta de programes només succeeixen coses quan es prem o clica algun botó.</text:p>
      <text:p text:style-name="_36_._20_Text">A aquest bucle succeeixen una serie d'accions: primer, dibuixar el que es veu a la pantalla, coses com el HUD, els personatges, etc.; després, actualitzar els events que ocorren al joc; i per últim, preguntar al sistema si el jugador ha pres algun botó de control, per tornar a realitzar el primer pas i així successivament.</text:p>
      <text:p text:style-name="_36_._20_Text">Per a la creació d'un videojoc, és necessari un espai de treball que faciliti la organització i el desenvolupament del software. Un framework, conegut en català com marc de treball, permet utilitzar aquestes facilitats, alhora que inclueix suport de programes o llibreries, i moltes altres eines que ajuden al desenvolupament i la unió dels components d'un projecte i la gestió dels arxius.</text:p>
      <text:h text:style-name="_34_._20_Apartat" text:outline-level="2">Breu història dels videojocs</text:h>
      <text:p text:style-name="P10">INTRO</text:p>
      <text:list xml:id="list6094861669843586827" text:style-name="Lista">
        <text:list-item>
          <text:p text:style-name="P14"><text:soft-page-break/>A finals de ña dècada dels 40, <text:s/>Thomas T. Goldsmith i Estle Ray Mann van idear un dispositiu anomenat “Dispositiu d'Entreteniment de Rajos Catòdics”, que permetia a un usuari controlar un punt que simulava ser un cohet i llençar-lo als objectius fixats a la pantalla.</text:p>
        </text:list-item>
        <text:list-item>
          <text:p text:style-name="P14">Al 1951 es va crear la computadora “Nimrod”, la qual va ser dissenyada per John Makepeace Bennett i Raymond Stuart-Williams i es tracta del primer sistema dissenyat exclusivament per jugar al videojoc <text:span text:style-name="T1">NUM</text:span>. Va permetre als assistents del Festival Britànic cel·lebrat a aquell any jugar a <text:span text:style-name="T1">NUM</text:span><text:span text:style-name="T2"> contra una intel·ligència artificial.</text:span></text:p>
        </text:list-item>
        <text:list-item>
          <text:p text:style-name="P14"><text:span text:style-name="T2">Al 1962 va arribar </text:span><text:span text:style-name="T1">Spacewar!</text:span><text:span text:style-name="T2">, desenvolupat <text:s/>per dos estudiants del MIT i <text:s/>va ser considerat el primer joc d'ordinador per ser el primer en haver sigut comercialitzat.</text:span></text:p>
        </text:list-item>
        <text:list-item>
          <text:p text:style-name="P15">“Odissey” és considerada la primera videoconsola. Estava basada en un prototipus creat a finals dels anys 60 per Ralph Baer, anomenada “Brown Box”.</text:p>
        </text:list-item>
        <text:list-item>
          <text:p text:style-name="P14">Els videojocs van tornar-se populars a la dècada dels 70, degut a l'arribada dels ordinadors personals i les consoles domèstiques, que permetien jugar des de casa.</text:p>
        </text:list-item>
        <text:list-item>
          <text:p text:style-name="P14">A finals dels 60, Atari va lliberar la primera versió arcade de <text:span text:style-name="T1">Pong</text:span><text:span text:style-name="T2">, i al 1975, van llençar una edició per jugar a casa. L'èxit comercial de </text:span><text:span text:style-name="T1">Pong</text:span><text:span text:style-name="T2"> va portar a moltes companyies a crear les seves pròpies versions del joc, fent que sorgeixi la indústria del videojoc.</text:span></text:p>
        </text:list-item>
        <text:list-item>
          <text:p text:style-name="P15">Al 1975 va sortir al mercat el shooter Gunfight, el qual es tracta del primer videojoc multijugador que permetia partides humà contra humà (o en anglès PvP, de <text:span text:style-name="T1">player vs player</text:span>), amb un nou estil de joc, utilitzant un joystick per controlar el moviment i un altre per controlar l'apuntat.</text:p>
        </text:list-item>
        <text:list-item>
          <text:p text:style-name="P15">Al 1977, Atari va llençar la consola “Atari VCS” (<text:span text:style-name="T1">Video Computer System</text:span>), que va vendre menys del que s'esperava. Estava dissenyada per jugar 10 minijocs simples, encara que tenia una entrada per a cartutxos externs.</text:p>
        </text:list-item>
        <text:list-item>
          <text:p text:style-name="P15">Al 1979 es va crear Activision, una companyia desenvolupadora que només s'encarregava de desenvolupar jocs sense crear consoles.</text:p>
        </text:list-item>
        <text:list-item>
          <text:p text:style-name="P15">El llançament de <text:span text:style-name="T1">Space Invaders</text:span> al 1980 va significar una nova etapa per als videojocs gràcies a l'impacte que va tenir i la quantitat de diners que va recaptar, i fins i tot a dia d'avui, aquest joc amb totes les seves versions ha recaptat 13 mil milions de dòlars, fent que sigui el videojoc amb majors ingressos de tots els temps; i gràcies a això, es van crear les revistes d'oci sobre videojocs. Les ventes d'“Atari VCS”, que al seu llançament van ser modestes, <text:s/>es van disparar a aquell any.</text:p>
        </text:list-item>
        <text:list-item>
          <text:p text:style-name="P15"><text:soft-page-break/>Al llarg de la dècada dels 80, la indústria japonesa (sobretot Nintendo) va volver perfeccionar la tecnología dels videojocs, creant jocs tant populars com <text:span text:style-name="T1">Super Mario Bros</text:span>.</text:p>
        </text:list-item>
        <text:list-item>
          <text:p text:style-name="P15">Al 1983, a Nord-Amèrica els videojocs es van estavellar, creant títols i consoles de poc interés. La indústria necessitava un canvi.</text:p>
        </text:list-item>
        <text:list-item>
          <text:p text:style-name="P15">Aquell mateix any, es van crear els ordinadors personals, com “Commodore Vic-20” i “Apple II” els quals es van tornar populars.</text:p>
        </text:list-item>
        <text:list-item>
          <text:p text:style-name="P15">Al 1993 va ser llençat <text:span text:style-name="T1">Pathway to Darkness</text:span>, i amb aixó va apareixer LAN (Local Area Network), que vol dir Xarxa d'Àrea Local, la qual permetia a diversos jugadors connectar-se i jugar en conjunt al mateix joc, cadascú amb la seva pròpia consola.</text:p>
        </text:list-item>
      </text:list>
      <text:h text:style-name="_34_._20_Apartat" text:outline-level="2">Els videojocs i l'aprenentatge de llengües</text:h>
      <text:p text:style-name="_36_._20_Text">Aprendre idiomes extrangers es troba a tots els nivells educatius. L'anglès és la llengua més important d'aquestes, i ha sigut implementat a pràcticament tots els estudis. Durant els últims 5 anys, 1 de cada 6 alumnes no aconsegueix un bon desenvolupament de la llengua, i això és causat depenent de la qualitat de l'ensenyament de cada país.</text:p>
      <text:p text:style-name="_36_._20_Text">Per poder aprendre anglès, una altra llengua o qualsevol altra matèria, depén de molts factors, com </text:p>
      <text:h text:style-name="_34_._20_Apartat" text:outline-level="2">Com crear un videojoc</text:h>
      <text:p text:style-name="_36_._20_Text"/>
      <text:h text:style-name="P13" text:outline-level="1">OBJECTIUS I ORGANITZACIÓ</text:h>
      <text:h text:style-name="_34_._20_Apartat" text:outline-level="2">Objectiu</text:h>
      <text:p text:style-name="_36_._20_Text"/>
      <text:h text:style-name="_35_._20_Subapartat" text:outline-level="3">Objectius específics</text:h>
      <text:p text:style-name="_36_._20_Text"/>
      <text:h text:style-name="_35_._20_Subapartat" text:outline-level="3">Organització</text:h>
      <text:p text:style-name="_36_._20_Text"/>
      <text:h text:style-name="P13" text:outline-level="1">Desenvolupament del treball</text:h>
      <text:p text:style-name="P3"/>
      <text:h text:style-name="_34_._20_Apartat" text:outline-level="2">Disseny</text:h>
      <text:p text:style-name="_36_._20_Text"/>
      <text:h text:style-name="_35_._20_Subapartat" text:outline-level="3">Narrativa</text:h>
      <text:p text:style-name="_36_._20_Text"/>
      <text:h text:style-name="_35_._20_Subapartat" text:outline-level="3">Implementació</text:h>
      <text:p text:style-name="_36_._20_Text"/>
      <text:h text:style-name="P13" text:outline-level="1">Resultats i conclusió</text:h>
      <text:h text:style-name="P13" text:outline-level="1">Bibliografía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1_._20_Títol_20_treball" style:display-name="1. Títol treball" style:family="paragraph" style:parent-style-name="Standard" style:master-page-name="">
      <style:paragraph-properties fo:margin-top="2cm" fo:margin-bottom="0cm" fo:text-align="justify" style:justify-single-word="false" style:page-number="auto" fo:background-color="transparent" style:shadow="non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  <style:background-image/>
      </style:paragraph-properties>
      <style:text-properties fo:text-transform="uppercase" style:font-name="Arial" fo:font-size="24pt" fo:language="ca" fo:country="ES" fo:text-shadow="none" style:font-name-asian="Segoe Print" style:font-size-asian="32pt" style:font-name-complex="Segoe Print" style:font-size-complex="32pt"/>
    </style:style>
    <style:style style:name="_33_._20_Títol" style:display-name="3. Títol" style:family="paragraph" style:parent-style-name="_31_._20_Títol_20_treball" style:default-outline-level="1" style:master-page-name="">
      <style:paragraph-properties fo:margin-top="0cm" fo:margin-bottom="0.801cm" fo:text-align="end" style:justify-single-word="false" style:page-number="auto" fo:break-before="auto" fo:break-after="auto" fo:background-color="#dddddd" style:shadow="none" text:number-lines="false" text:line-number="0">
        <style:tab-stops/>
        <style:drop-cap/>
        <style:background-image/>
      </style:paragraph-properties>
      <style:text-properties fo:font-variant="small-caps" style:font-name="Arial1" fo:font-size="36pt" fo:language="ca" fo:country="ES" style:text-underline-style="solid" style:text-underline-width="auto" style:text-underline-color="font-color" fo:font-weight="bold" style:text-overline-style="solid" style:text-overline-width="auto" style:text-overline-color="font-color"/>
    </style:style>
    <style:style style:name="_34_._20_Apartat" style:display-name="4. Apartat" style:family="paragraph" style:parent-style-name="_33_._20_Títol" style:default-outline-level="2" style:master-page-name="">
      <style:paragraph-properties fo:margin-top="0.7cm" fo:margin-bottom="0.3cm" fo:text-align="justify" style:justify-single-word="false" style:page-number="auto" fo:break-before="auto" fo:break-after="auto" fo:background-color="#ffffff" text:number-lines="false" text:line-number="0">
        <style:background-image/>
      </style:paragraph-properties>
      <style:text-properties fo:font-size="20pt" fo:font-style="italic" fo:text-shadow="none" style:text-underline-style="none" fo:font-weight="normal" style:text-overline-style="none" style:text-overline-color="font-color"/>
    </style:style>
    <style:style style:name="_35_._20_Subapartat" style:display-name="5. Subapartat" style:family="paragraph" style:parent-style-name="_33_._20_Títol" style:default-outline-level="3" style:master-page-name="">
      <style:paragraph-properties fo:margin-left="0cm" fo:margin-right="0cm" fo:margin-top="0cm" fo:margin-bottom="0.499cm" fo:text-align="justify" style:justify-single-word="false" fo:text-indent="0cm" style:auto-text-indent="false" style:page-number="auto" fo:break-before="auto" fo:break-after="auto" fo:background-color="transparent">
        <style:tab-stops/>
        <style:background-image/>
      </style:paragraph-properties>
      <style:text-properties fo:font-variant="normal" fo:text-transform="none" fo:font-size="16pt" fo:font-style="italic" fo:text-shadow="none" style:text-underline-style="none" fo:font-weight="normal" style:text-overline-style="none" style:text-overline-color="font-color"/>
    </style:style>
    <style:style style:name="_36_._20_Text" style:display-name="6. Text" style:family="paragraph" style:parent-style-name="_35_._20_Subapartat" style:default-outline-level="" style:list-style-name="" style:master-page-name="">
      <style:paragraph-properties fo:margin-left="0cm" fo:margin-right="0cm" fo:margin-top="0cm" fo:margin-bottom="0.4cm" fo:line-height="100%" fo:text-align="justify" style:justify-single-word="false" fo:orphans="3" fo:widows="3" style:register-true="true" fo:text-indent="0cm" style:auto-text-indent="false" style:page-number="auto" fo:break-before="auto" fo:break-after="auto" fo:background-color="transparent">
        <style:background-image/>
      </style:paragraph-properties>
      <style:text-properties fo:font-variant="normal" fo:text-transform="none" fo:font-size="13pt" fo:font-style="normal" fo:text-shadow="none" style:text-underline-style="none" fo:font-weight="normal" style:text-overline-style="none" style:text-overline-color="font-color"/>
    </style:style>
    <style:style style:name="_32_._20_Intro" style:display-name="2. Intro" style:family="paragraph" style:parent-style-name="_33_._20_Títol" style:default-outline-level="" style:list-style-name="" style:master-page-name="">
      <style:paragraph-properties fo:margin-top="0cm" fo:margin-bottom="0cm" fo:text-align="center" style:justify-single-word="false" style:page-number="auto" fo:break-after="page" fo:background-color="#ffffff">
        <style:tab-stops/>
        <style:background-image/>
      </style:paragraph-properties>
      <style:text-properties fo:text-shadow="none" style:text-underline-style="none" style:text-overline-style="none" style:text-overline-color="font-color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ada" style:page-layout-name="Mpm2"/>
    <style:master-page style:name="Trabajo" style:page-layout-name="Mpm3">
      <style:footer>
        <text:p text:style-name="MP1"><text:page-number text:select-page="current">8</text:page-number>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ker gonzalez tirado</meta:initial-creator>
    <meta:creation-date>2020-08-19T18:13:34.51</meta:creation-date>
    <dc:date>2020-09-16T18:04:08.61</dc:date>
    <dc:creator>iker gonzalez tirado</dc:creator>
    <meta:editing-duration>PT7H27M17S</meta:editing-duration>
    <meta:editing-cycles>23</meta:editing-cycles>
    <meta:generator>OpenOffice/4.1.2$Win32 OpenOffice.org_project/412m3$Build-9782</meta:generator>
    <meta:document-statistic meta:table-count="0" meta:image-count="0" meta:object-count="0" meta:page-count="16" meta:paragraph-count="58" meta:word-count="1062" meta:character-count="6300"/>
  </office:meta>
</office:document-meta>
</file>